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="solid" draw:fill-color="#e6e6e6" draw:textarea-horizontal-align="left" draw:textarea-vertical-align="top" draw:auto-grow-height="false" fo:min-height="0cm" fo:min-width="0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1cm" draw:marker-start-width="0.254cm" draw:marker-end="Arrow" draw:marker-end-width="0.254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1cm" draw:marker-start="" draw:marker-start-width="0.254cm" draw:marker-end="Arrow" draw:marker-end-width="0.254cm" draw:stroke-linejoin="miter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54cm" draw:marker-end="Arrow" draw:marker-end-width="0.254cm" draw:stroke-linejoin="miter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795cm" svg:height="20.955cm" svg:x="4.81cm" svg:y="3.54cm">
          <text:p text:style-name="P1">Arbi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905cm" svg:x="6.08cm" svg:y="5.445cm">
          <text:p text:style-name="P1"><text:span text:style-name="T1">Arb.</text:span></text:p>
          <text:p text:style-name="P1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905cm" svg:x="6.08cm" svg:y="11.16cm">
          <text:p text:style-name="P1"><text:span text:style-name="T1">Arb.</text:span></text:p>
          <text:p text:style-name="P1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905cm" svg:x="6.08cm" svg:y="14.97cm">
          <text:p text:style-name="P1"><text:span text:style-name="T1">Arb.</text:span></text:p>
          <text:p text:style-name="P1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905cm" svg:x="6.08cm" svg:y="20.685cm">
          <text:p text:style-name="P1"><text:span text:style-name="T1">Arb.</text:span></text:p>
          <text:p text:style-name="P1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905cm" svg:x="9.255cm" svg:y="7.985cm">
          <text:p text:style-name="P1"><text:span text:style-name="T1">Arb.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905cm" svg:x="9.255cm" svg:y="17.51cm">
          <text:p text:style-name="P1"><text:span text:style-name="T1">Arb.</text:span></text:p>
          <text:p text:style-name="P1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905cm" svg:x="12.43cm" svg:y="13.065cm">
          <text:p text:style-name="P1"><text:span text:style-name="T1">Arb.</text:span></text:p>
          <text:p text:style-name="P1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89cm" svg:y1="21.32cm" svg:x2="11.795cm" svg:y2="21.32cm">
          <text:p text:style-name="P4"/>
        </draw:line>
        <draw:line draw:style-name="gr4" draw:text-style-name="P3" draw:layer="layout" svg:x1="3.54cm" svg:y1="15.605cm" svg:x2="6.08cm" svg:y2="15.605cm">
          <text:p text:style-name="P4"/>
        </draw:line>
        <draw:line draw:style-name="gr4" draw:text-style-name="P3" draw:layer="layout" svg:x1="3.54cm" svg:y1="16.24cm" svg:x2="6.08cm" svg:y2="16.24cm">
          <text:p text:style-name="P4"/>
        </draw:line>
        <draw:line draw:style-name="gr4" draw:text-style-name="P3" draw:layer="layout" svg:x1="3.54cm" svg:y1="21.32cm" svg:x2="6.08cm" svg:y2="21.32cm">
          <text:p text:style-name="P4"/>
        </draw:line>
        <draw:line draw:style-name="gr4" draw:text-style-name="P3" draw:layer="layout" svg:x1="3.54cm" svg:y1="21.955cm" svg:x2="6.08cm" svg:y2="21.955cm">
          <text:p text:style-name="P4"/>
        </draw:line>
        <draw:line draw:style-name="gr4" draw:text-style-name="P3" draw:layer="layout" svg:x1="3.54cm" svg:y1="12.43cm" svg:x2="6.08cm" svg:y2="12.43cm">
          <text:p text:style-name="P4"/>
        </draw:line>
        <draw:line draw:style-name="gr4" draw:text-style-name="P3" draw:layer="layout" svg:x1="3.54cm" svg:y1="11.795cm" svg:x2="6.08cm" svg:y2="11.795cm">
          <text:p text:style-name="P4"/>
        </draw:line>
        <draw:line draw:style-name="gr4" draw:text-style-name="P3" draw:layer="layout" svg:x1="3.54cm" svg:y1="6.715cm" svg:x2="6.08cm" svg:y2="6.715cm">
          <text:p text:style-name="P4"/>
        </draw:line>
        <draw:line draw:style-name="gr4" draw:text-style-name="P1" draw:layer="layout" svg:x1="3.54cm" svg:y1="6.08cm" svg:x2="6.08cm" svg:y2="6.08cm">
          <text:p text:style-name="P4"/>
        </draw:line>
        <draw:line draw:style-name="gr4" draw:text-style-name="P3" draw:layer="layout" svg:x1="7.35cm" svg:y1="6.715cm" svg:x2="16.875cm" svg:y2="6.715cm">
          <text:p text:style-name="P4"/>
        </draw:line>
        <draw:line draw:style-name="gr4" draw:text-style-name="P3" draw:layer="layout" svg:x1="7.35cm" svg:y1="6.08cm" svg:x2="16.875cm" svg:y2="6.08cm">
          <text:p text:style-name="P4"/>
        </draw:line>
        <draw:line draw:style-name="gr4" draw:text-style-name="P3" draw:layer="layout" svg:x1="7.35cm" svg:y1="11.795cm" svg:x2="16.875cm" svg:y2="11.795cm">
          <text:p text:style-name="P4"/>
        </draw:line>
        <draw:line draw:style-name="gr4" draw:text-style-name="P3" draw:layer="layout" svg:x1="7.35cm" svg:y1="12.43cm" svg:x2="16.875cm" svg:y2="12.43cm">
          <text:p text:style-name="P4"/>
        </draw:line>
        <draw:line draw:style-name="gr4" draw:text-style-name="P3" draw:layer="layout" svg:x1="7.35cm" svg:y1="15.605cm" svg:x2="16.875cm" svg:y2="15.605cm">
          <text:p text:style-name="P4"/>
        </draw:line>
        <draw:line draw:style-name="gr4" draw:text-style-name="P3" draw:layer="layout" svg:x1="7.35cm" svg:y1="16.24cm" svg:x2="16.875cm" svg:y2="16.24cm">
          <text:p text:style-name="P4"/>
        </draw:line>
        <draw:line draw:style-name="gr4" draw:text-style-name="P3" draw:layer="layout" svg:x1="7.35cm" svg:y1="21.32cm" svg:x2="16.875cm" svg:y2="21.32cm">
          <text:p text:style-name="P4"/>
        </draw:line>
        <draw:line draw:style-name="gr4" draw:text-style-name="P3" draw:layer="layout" svg:x1="7.35cm" svg:y1="21.955cm" svg:x2="16.875cm" svg:y2="21.955cm">
          <text:p text:style-name="P4"/>
        </draw:line>
        <draw:line draw:style-name="gr4" draw:text-style-name="P3" draw:layer="layout" svg:x1="13.065cm" svg:y1="14.97cm" svg:x2="13.065cm" svg:y2="25.765cm">
          <text:p text:style-name="P4"/>
        </draw:line>
        <draw:line draw:style-name="gr4" draw:text-style-name="P3" draw:layer="layout" svg:x1="13.065cm" svg:y1="2.27cm" svg:x2="13.065cm" svg:y2="13.065cm">
          <text:p text:style-name="P4"/>
        </draw:line>
        <draw:frame draw:style-name="gr5" draw:layer="layout" svg:width="2.86cm" svg:height="0.963cm" svg:x="1.635cm" svg:y="13.7cm">
          <draw:text-box>
            <text:p text:style-name="P4">Request</text:p>
          </draw:text-box>
        </draw:frame>
        <draw:frame draw:style-name="gr5" draw:layer="layout" svg:width="2.09cm" svg:height="0.963cm" svg:x="16.055cm" svg:y="13.7cm">
          <draw:text-box>
            <text:p text:style-name="P4">Grant</text:p>
          </draw:text-box>
        </draw:frame>
        <draw:frame draw:style-name="gr5" draw:layer="layout" svg:width="2.471cm" svg:height="0.963cm" svg:x="10.525cm" svg:y="2.27cm">
          <draw:text-box>
            <text:p text:style-name="P4">Enable</text:p>
          </draw:text-box>
        </draw:frame>
        <draw:frame draw:style-name="gr5" draw:layer="layout" svg:width="1.861cm" svg:height="0.963cm" svg:x="10.569cm" svg:y="24.802cm">
          <draw:text-box>
            <text:p text:style-name="P4">Valid</text:p>
          </draw:text-box>
        </draw:frame>
        <draw:frame draw:style-name="gr5" draw:layer="layout" svg:width="5.15cm" svg:height="1.675cm" svg:x="1cm" svg:y="1cm">
          <draw:text-box>
            <text:p text:style-name="P4">Request/Grant</text:p>
            <text:p text:style-name="P4">Interconnections</text:p>
          </draw:text-box>
        </draw:frame>
        <draw:frame draw:style-name="gr5" draw:text-style-name="P5" draw:layer="layout" svg:width="1.865cm" svg:height="0.64cm" svg:x="13.065cm" svg:y="3.54cm">
          <draw:text-box>
            <text:p text:style-name="P4"><text:span text:style-name="T2">intr_gnt0</text:span></text:p>
          </draw:text-box>
        </draw:frame>
        <draw:frame draw:style-name="gr5" draw:text-style-name="P5" draw:layer="layout" svg:width="1.886cm" svg:height="0.64cm" svg:x="13.065cm" svg:y="23.86cm">
          <draw:text-box>
            <text:p text:style-name="P4"><text:span text:style-name="T2">intr_req0</text:span></text:p>
          </draw:text-box>
        </draw:frame>
        <draw:frame draw:style-name="gr5" draw:text-style-name="P5" draw:layer="layout" svg:width="1.865cm" svg:height="0.64cm" svg:x="13.7cm" svg:y="13.7cm">
          <draw:text-box>
            <text:p text:style-name="P4"><text:span text:style-name="T2">intr_gnt1</text:span></text:p>
          </draw:text-box>
        </draw:frame>
        <draw:frame draw:style-name="gr5" draw:text-style-name="P5" draw:layer="layout" svg:width="1.865cm" svg:height="0.64cm" svg:x="13.7cm" svg:y="13.065cm">
          <draw:text-box>
            <text:p text:style-name="P4"><text:span text:style-name="T2">intr_gnt2</text:span></text:p>
          </draw:text-box>
        </draw:frame>
        <draw:frame draw:style-name="gr5" draw:text-style-name="P5" draw:layer="layout" svg:width="1.865cm" svg:height="0.64cm" svg:x="10.525cm" svg:y="18.145cm">
          <draw:text-box>
            <text:p text:style-name="P4"><text:span text:style-name="T2">intr_gnt3</text:span></text:p>
          </draw:text-box>
        </draw:frame>
        <draw:frame draw:style-name="gr5" draw:text-style-name="P5" draw:layer="layout" svg:width="1.865cm" svg:height="0.64cm" svg:x="10.525cm" svg:y="17.51cm">
          <draw:text-box>
            <text:p text:style-name="P4"><text:span text:style-name="T2">intr_gnt4</text:span></text:p>
          </draw:text-box>
        </draw:frame>
        <draw:frame draw:style-name="gr5" draw:text-style-name="P5" draw:layer="layout" svg:width="1.865cm" svg:height="0.64cm" svg:x="10.525cm" svg:y="8.62cm">
          <draw:text-box>
            <text:p text:style-name="P4"><text:span text:style-name="T2">intr_gnt5</text:span></text:p>
          </draw:text-box>
        </draw:frame>
        <draw:frame draw:style-name="gr5" draw:text-style-name="P5" draw:layer="layout" svg:width="1.865cm" svg:height="0.64cm" svg:x="10.525cm" svg:y="7.985cm">
          <draw:text-box>
            <text:p text:style-name="P4"><text:span text:style-name="T2">intr_gnt6</text:span></text:p>
          </draw:text-box>
        </draw:frame>
        <draw:frame draw:style-name="gr5" draw:text-style-name="P5" draw:layer="layout" svg:width="1.865cm" svg:height="0.64cm" svg:x="7.35cm" svg:y="21.32cm">
          <draw:text-box>
            <text:p text:style-name="P4"><text:span text:style-name="T2">intr_gnt7</text:span></text:p>
          </draw:text-box>
        </draw:frame>
        <draw:frame draw:style-name="gr5" draw:text-style-name="P5" draw:layer="layout" svg:width="1.865cm" svg:height="0.64cm" svg:x="7.35cm" svg:y="20.685cm">
          <draw:text-box>
            <text:p text:style-name="P4"><text:span text:style-name="T2">intr_gnt8</text:span></text:p>
          </draw:text-box>
        </draw:frame>
        <draw:frame draw:style-name="gr5" draw:text-style-name="P5" draw:layer="layout" svg:width="1.865cm" svg:height="0.64cm" svg:x="7.35cm" svg:y="15.605cm">
          <draw:text-box>
            <text:p text:style-name="P4"><text:span text:style-name="T2">intr_gnt9</text:span></text:p>
          </draw:text-box>
        </draw:frame>
        <draw:frame draw:style-name="gr5" draw:text-style-name="P5" draw:layer="layout" svg:width="2.06cm" svg:height="0.64cm" svg:x="7.35cm" svg:y="14.97cm">
          <draw:text-box>
            <text:p text:style-name="P4"><text:span text:style-name="T2">intr_gnt10</text:span></text:p>
          </draw:text-box>
        </draw:frame>
        <draw:frame draw:style-name="gr5" draw:text-style-name="P5" draw:layer="layout" svg:width="2.034cm" svg:height="0.64cm" svg:x="7.35cm" svg:y="11.795cm">
          <draw:text-box>
            <text:p text:style-name="P4"><text:span text:style-name="T2">intr_gnt11</text:span></text:p>
          </draw:text-box>
        </draw:frame>
        <draw:frame draw:style-name="gr5" draw:text-style-name="P5" draw:layer="layout" svg:width="2.06cm" svg:height="0.64cm" svg:x="7.35cm" svg:y="11.16cm">
          <draw:text-box>
            <text:p text:style-name="P4"><text:span text:style-name="T2">intr_gnt12</text:span></text:p>
          </draw:text-box>
        </draw:frame>
        <draw:frame draw:style-name="gr5" draw:text-style-name="P5" draw:layer="layout" svg:width="2.06cm" svg:height="0.64cm" svg:x="7.35cm" svg:y="6.08cm">
          <draw:text-box>
            <text:p text:style-name="P4"><text:span text:style-name="T2">intr_gnt13</text:span></text:p>
          </draw:text-box>
        </draw:frame>
        <draw:frame draw:style-name="gr5" draw:text-style-name="P5" draw:layer="layout" svg:width="2.06cm" svg:height="0.64cm" svg:x="7.35cm" svg:y="5.445cm">
          <draw:text-box>
            <text:p text:style-name="P4"><text:span text:style-name="T2">intr_gnt14</text:span></text:p>
          </draw:text-box>
        </draw:frame>
        <draw:frame draw:style-name="gr5" draw:text-style-name="P5" draw:layer="layout" svg:width="1.886cm" svg:height="0.64cm" svg:x="10.525cm" svg:y="13.7cm">
          <draw:text-box>
            <text:p text:style-name="P4"><text:span text:style-name="T2">intr_req1</text:span></text:p>
          </draw:text-box>
        </draw:frame>
        <draw:frame draw:style-name="gr5" draw:text-style-name="P5" draw:layer="layout" svg:width="1.886cm" svg:height="0.64cm" svg:x="10.525cm" svg:y="13.065cm">
          <draw:text-box>
            <text:p text:style-name="P4"><text:span text:style-name="T2">intr_req2</text:span></text:p>
          </draw:text-box>
        </draw:frame>
        <draw:frame draw:style-name="gr5" draw:text-style-name="P5" draw:layer="layout" svg:width="1.886cm" svg:height="0.64cm" svg:x="7.35cm" svg:y="18.145cm">
          <draw:text-box>
            <text:p text:style-name="P4"><text:span text:style-name="T2">intr_req3</text:span></text:p>
          </draw:text-box>
        </draw:frame>
        <draw:frame draw:style-name="gr5" draw:text-style-name="P5" draw:layer="layout" svg:width="1.886cm" svg:height="0.64cm" svg:x="7.35cm" svg:y="17.51cm">
          <draw:text-box>
            <text:p text:style-name="P4"><text:span text:style-name="T2">intr_req4</text:span></text:p>
          </draw:text-box>
        </draw:frame>
        <draw:frame draw:style-name="gr5" draw:text-style-name="P5" draw:layer="layout" svg:width="1.886cm" svg:height="0.64cm" svg:x="7.35cm" svg:y="8.62cm">
          <draw:text-box>
            <text:p text:style-name="P4"><text:span text:style-name="T2">intr_req5</text:span></text:p>
          </draw:text-box>
        </draw:frame>
        <draw:frame draw:style-name="gr5" draw:text-style-name="P5" draw:layer="layout" svg:width="1.886cm" svg:height="0.64cm" svg:x="7.35cm" svg:y="7.985cm">
          <draw:text-box>
            <text:p text:style-name="P4"><text:span text:style-name="T2">intr_req6</text:span></text:p>
          </draw:text-box>
        </draw:frame>
        <draw:frame draw:style-name="gr5" draw:text-style-name="P5" draw:layer="layout" svg:width="2.081cm" svg:height="0.64cm" svg:x="3.999cm" svg:y="5.445cm">
          <draw:text-box>
            <text:p text:style-name="P4"><text:span text:style-name="T2">intr_req14</text:span></text:p>
          </draw:text-box>
        </draw:frame>
        <draw:frame draw:style-name="gr5" draw:text-style-name="P5" draw:layer="layout" svg:width="2.081cm" svg:height="0.64cm" svg:x="3.999cm" svg:y="6.08cm">
          <draw:text-box>
            <text:p text:style-name="P4"><text:span text:style-name="T2">intr_req13</text:span></text:p>
          </draw:text-box>
        </draw:frame>
        <draw:frame draw:style-name="gr5" draw:text-style-name="P5" draw:layer="layout" svg:width="2.081cm" svg:height="0.64cm" svg:x="3.999cm" svg:y="11.16cm">
          <draw:text-box>
            <text:p text:style-name="P4"><text:span text:style-name="T2">intr_req12</text:span></text:p>
          </draw:text-box>
        </draw:frame>
        <draw:frame draw:style-name="gr5" draw:text-style-name="P5" draw:layer="layout" svg:width="2.056cm" svg:height="0.64cm" svg:x="4.024cm" svg:y="11.795cm">
          <draw:text-box>
            <text:p text:style-name="P4"><text:span text:style-name="T2">intr_req11</text:span></text:p>
          </draw:text-box>
        </draw:frame>
        <draw:frame draw:style-name="gr5" draw:text-style-name="P5" draw:layer="layout" svg:width="2.081cm" svg:height="0.64cm" svg:x="4.024cm" svg:y="14.965cm">
          <draw:text-box>
            <text:p text:style-name="P4"><text:span text:style-name="T2">intr_req10</text:span></text:p>
          </draw:text-box>
        </draw:frame>
        <draw:frame draw:style-name="gr5" draw:text-style-name="P5" draw:layer="layout" svg:width="1.886cm" svg:height="0.64cm" svg:x="4.175cm" svg:y="15.605cm">
          <draw:text-box>
            <text:p text:style-name="P4"><text:span text:style-name="T2">intr_req9</text:span></text:p>
          </draw:text-box>
        </draw:frame>
        <draw:frame draw:style-name="gr5" draw:text-style-name="P5" draw:layer="layout" svg:width="1.886cm" svg:height="0.64cm" svg:x="4.175cm" svg:y="20.685cm">
          <draw:text-box>
            <text:p text:style-name="P4"><text:span text:style-name="T2">intr_req8</text:span></text:p>
          </draw:text-box>
        </draw:frame>
        <draw:frame draw:style-name="gr5" draw:text-style-name="P5" draw:layer="layout" svg:width="1.886cm" svg:height="0.64cm" svg:x="4.175cm" svg:y="21.32cm">
          <draw:text-box>
            <text:p text:style-name="P4"><text:span text:style-name="T2">intr_req7</text:span></text:p>
          </draw:text-box>
        </draw:frame>
        <draw:polyline draw:style-name="gr6" draw:text-style-name="P3" draw:layer="layout" svg:width="4.444cm" svg:height="3.809cm" svg:x="6.715cm" svg:y="4.81cm" svg:viewBox="0 0 4445 3810" draw:points="3810,3810 4445,3810 4445,0 0,0 0,635">
          <text:p text:style-name="P4"/>
        </draw:polyline>
        <draw:polyline draw:style-name="gr7" draw:text-style-name="P3" draw:layer="layout" svg:width="2.539cm" svg:height="1.269cm" svg:x="6.715cm" svg:y="7.35cm" svg:viewBox="0 0 2540 1270" draw:points="0,0 0,1270 2540,1270">
          <text:p text:style-name="P4"/>
        </draw:polyline>
        <draw:polyline draw:style-name="gr7" draw:text-style-name="P3" draw:layer="layout" svg:width="2.539cm" svg:height="4.444cm" svg:x="6.715cm" svg:y="9.255cm" svg:viewBox="0 0 2540 4445" draw:points="0,3810 0,4445 1270,4445 1270,0 2540,0">
          <text:p text:style-name="P4"/>
        </draw:polyline>
        <draw:polyline draw:style-name="gr7" draw:text-style-name="P3" draw:layer="layout" svg:width="2.539cm" svg:height="3.809cm" svg:x="9.89cm" svg:y="9.89cm" svg:viewBox="0 0 2540 3810" draw:points="0,0 0,3810 2540,3810">
          <text:p text:style-name="P4"/>
        </draw:polyline>
        <draw:polyline draw:style-name="gr7" draw:text-style-name="P3" draw:layer="layout" svg:width="4.444cm" svg:height="1.904cm" svg:x="6.715cm" svg:y="9.255cm" svg:viewBox="0 0 4445 1905" draw:points="3810,0 4445,0 4445,1270 0,1270 0,1905">
          <text:p text:style-name="P4"/>
        </draw:polyline>
        <draw:polyline draw:style-name="gr7" draw:text-style-name="P3" draw:layer="layout" svg:width="4.444cm" svg:height="6.349cm" svg:x="9.89cm" svg:y="7.35cm" svg:viewBox="0 0 4445 6350" draw:points="3810,6350 4445,6350 4445,0 0,0 0,635">
          <text:p text:style-name="P4"/>
        </draw:polyline>
        <draw:polyline draw:style-name="gr7" draw:text-style-name="P3" draw:layer="layout" svg:width="4.444cm" svg:height="3.174cm" svg:x="9.89cm" svg:y="14.335cm" svg:viewBox="0 0 4445 3175" draw:points="3810,0 4445,0 4445,2540 0,2540 0,3175">
          <text:p text:style-name="P4"/>
        </draw:polyline>
        <draw:polyline draw:style-name="gr7" draw:text-style-name="P3" draw:layer="layout" svg:width="4.444cm" svg:height="3.809cm" svg:x="6.715cm" svg:y="14.335cm" svg:viewBox="0 0 4445 3810" draw:points="3810,3810 4445,3810 4445,0 0,0 0,635">
          <text:p text:style-name="P4"/>
        </draw:polyline>
        <draw:polyline draw:style-name="gr7" draw:text-style-name="P3" draw:layer="layout" svg:width="4.444cm" svg:height="1.904cm" svg:x="6.715cm" svg:y="18.78cm" svg:viewBox="0 0 4445 1905" draw:points="3810,0 4445,0 4445,1270 0,1270 0,1905">
          <text:p text:style-name="P4"/>
        </draw:polyline>
        <draw:polyline draw:style-name="gr7" draw:text-style-name="P3" draw:layer="layout" svg:width="2.539cm" svg:height="6.349cm" svg:x="9.89cm" svg:y="14.335cm" svg:viewBox="0 0 2540 6350" draw:points="0,5080 0,6350 1905,6350 1905,0 2540,0">
          <text:p text:style-name="P4"/>
        </draw:polyline>
        <draw:polyline draw:style-name="gr7" draw:text-style-name="P3" draw:layer="layout" svg:width="2.539cm" svg:height="1.269cm" svg:x="6.715cm" svg:y="16.875cm" svg:viewBox="0 0 2540 1270" draw:points="0,0 0,1270 2540,1270">
          <text:p text:style-name="P4"/>
        </draw:polyline>
        <draw:polyline draw:style-name="gr7" draw:text-style-name="P3" draw:layer="layout" svg:width="2.539cm" svg:height="4.444cm" svg:x="6.715cm" svg:y="18.78cm" svg:viewBox="0 0 2540 4445" draw:points="0,3810 0,4445 1270,4445 1270,0 2540,0">
          <text:p text:style-name="P4"/>
        </draw:polyline>
        <draw:frame draw:style-name="gr5" draw:text-style-name="P6" draw:layer="layout" svg:width="4.841cm" svg:height="0.569cm" svg:x="1cm" svg:y="26.4cm">
          <draw:text-box>
            <text:p text:style-name="P4"><text:span text:style-name="T3">Copyright (c) 2008, Kendall Correll</text:span>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16.51cm" svg:height="15.24cm" svg:x="1.635cm" svg:y="3.54cm">
          <text:p text:style-name="P1">Arbi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905cm" svg:x="2.27cm" svg:y="4.81cm">
          <text:p text:style-name="P1"><text:span text:style-name="T1">Arb.</text:span></text:p>
          <text:p text:style-name="P1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904cm" svg:x="2.27cm" svg:y="7.35cm">
          <text:p text:style-name="P1"><text:span text:style-name="T1">Arb.</text:span></text:p>
          <text:p text:style-name="P1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906cm" svg:x="2.27cm" svg:y="9.889cm">
          <text:p text:style-name="P1"><text:span text:style-name="T1">Arb.</text:span></text:p>
          <text:p text:style-name="P1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905cm" svg:x="2.27cm" svg:y="12.43cm">
          <text:p text:style-name="P1"><text:span text:style-name="T1">Arb.</text:span></text:p>
          <text:p text:style-name="P1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904cm" svg:x="6.715cm" svg:y="6.08cm">
          <text:p text:style-name="P1"><text:span text:style-name="T1">Arb.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905cm" svg:x="6.715cm" svg:y="11.16cm">
          <text:p text:style-name="P1"><text:span text:style-name="T1">Arb.</text:span></text:p>
          <text:p text:style-name="P1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904cm" svg:x="11.16cm" svg:y="8.621cm">
          <text:p text:style-name="P1"><text:span text:style-name="T1">Arb.</text:span></text:p>
          <text:p text:style-name="P1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905cm" svg:height="1.27cm" draw:transform="rotate (1.5707963267946) translate (14.97cm 12.43cm)">
          <text:p text:style-name="P1"><text:span text:style-name="T1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1.905cm" svg:height="1.27cm" draw:transform="rotate (1.5707963267946) translate (13.065cm 14.97cm)">
          <text:p text:style-name="P1"><text:span text:style-name="T1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1.905cm" svg:height="1.27cm" draw:transform="rotate (1.5707963267946) translate (9.89cm 14.97cm)">
          <text:p text:style-name="P1"><text:span text:style-name="T1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draw:layer="layout" svg:width="1.905cm" svg:height="1.27cm" draw:transform="rotate (1.5707963267946) translate (7.985cm 17.51cm)">
          <text:p text:style-name="P1"><text:span text:style-name="T1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3" draw:layer="layout" svg:x1="12.43cm" svg:y1="9.255cm" svg:x2="20.05cm" svg:y2="9.255cm">
          <text:p text:style-name="P4"/>
        </draw:line>
        <draw:line draw:style-name="gr4" draw:text-style-name="P3" draw:layer="layout" svg:x1="15.605cm" svg:y1="9.255cm" svg:x2="15.605cm" svg:y2="10.525cm">
          <text:p text:style-name="P4"/>
        </draw:line>
        <draw:line draw:style-name="gr4" draw:text-style-name="P3" draw:layer="layout" svg:x1="13.7cm" svg:y1="9.255cm" svg:x2="13.7cm" svg:y2="13.065cm">
          <text:p text:style-name="P4"/>
        </draw:line>
        <draw:line draw:style-name="gr4" draw:text-style-name="P3" draw:layer="layout" svg:x1="10.525cm" svg:y1="11.16cm" svg:x2="14.97cm" svg:y2="11.16cm">
          <text:p text:style-name="P4"/>
        </draw:line>
        <draw:line draw:style-name="gr4" draw:text-style-name="P3" draw:layer="layout" svg:x1="7.985cm" svg:y1="11.795cm" svg:x2="14.97cm" svg:y2="11.795cm">
          <text:p text:style-name="P4"/>
        </draw:line>
        <draw:line draw:style-name="gr4" draw:text-style-name="P3" draw:layer="layout" svg:x1="8.62cm" svg:y1="11.795cm" svg:x2="8.62cm" svg:y2="15.605cm">
          <text:p text:style-name="P4"/>
        </draw:line>
        <draw:line draw:style-name="gr4" draw:text-style-name="P3" draw:layer="layout" svg:x1="11.16cm" svg:y1="13.7cm" svg:x2="13.065cm" svg:y2="13.7cm">
          <text:p text:style-name="P4"/>
        </draw:line>
        <draw:frame draw:style-name="gr5" draw:layer="layout" svg:width="2.263cm" svg:height="0.963cm" svg:x="18.327cm" svg:y="7.985cm">
          <draw:text-box>
            <text:p text:style-name="P4">Select</text:p>
          </draw:text-box>
        </draw:frame>
        <draw:frame draw:style-name="gr5" draw:layer="layout" svg:width="5.15cm" svg:height="1.675cm" svg:x="1.001cm" svg:y="1.001cm">
          <draw:text-box>
            <text:p text:style-name="P4">Select</text:p>
            <text:p text:style-name="P4">Interconnections</text:p>
          </draw:text-box>
        </draw:frame>
        <draw:frame draw:style-name="gr5" draw:text-style-name="P5" draw:layer="layout" svg:width="2.051cm" svg:height="0.64cm" svg:x="12.43cm" svg:y="8.615cm">
          <draw:text-box>
            <text:p text:style-name="P4"><text:span text:style-name="T2">intr_mux2</text:span></text:p>
          </draw:text-box>
        </draw:frame>
        <draw:frame draw:style-name="gr5" draw:text-style-name="P5" draw:layer="layout" svg:width="2.051cm" svg:height="0.64cm" svg:x="16.24cm" svg:y="11.155cm">
          <draw:text-box>
            <text:p text:style-name="P4"><text:span text:style-name="T2">intr_mux1</text:span></text:p>
          </draw:text-box>
        </draw:frame>
        <draw:frame draw:style-name="gr9" draw:text-style-name="P5" draw:layer="layout" svg:width="2.051cm" svg:height="0.64cm" svg:x="14.335cm" svg:y="13.065cm">
          <draw:text-box>
            <text:p text:style-name="P4"><text:span text:style-name="T2">intr_mux0</text:span></text:p>
          </draw:text-box>
        </draw:frame>
        <draw:frame draw:style-name="gr5" draw:text-style-name="P5" draw:layer="layout" svg:width="2.051cm" svg:height="0.64cm" svg:x="9.255cm" svg:y="15.6cm">
          <draw:text-box>
            <text:p text:style-name="P4"><text:span text:style-name="T2">intr_mux3</text:span></text:p>
          </draw:text-box>
        </draw:frame>
        <draw:frame draw:style-name="gr5" draw:text-style-name="P5" draw:layer="layout" svg:width="2.051cm" svg:height="0.64cm" svg:x="11.16cm" svg:y="13.06cm">
          <draw:text-box>
            <text:p text:style-name="P4"><text:span text:style-name="T2">intr_mux4</text:span></text:p>
          </draw:text-box>
        </draw:frame>
        <draw:frame draw:style-name="gr5" draw:text-style-name="P5" draw:layer="layout" svg:width="2.051cm" svg:height="0.64cm" svg:x="7.985cm" svg:y="11.16cm">
          <draw:text-box>
            <text:p text:style-name="P4"><text:span text:style-name="T2">intr_mux5</text:span></text:p>
          </draw:text-box>
        </draw:frame>
        <draw:frame draw:style-name="gr5" draw:text-style-name="P5" draw:layer="layout" svg:width="2.051cm" svg:height="0.64cm" svg:x="7.985cm" svg:y="6.08cm">
          <draw:text-box>
            <text:p text:style-name="P4"><text:span text:style-name="T2">intr_mux6</text:span></text:p>
          </draw:text-box>
        </draw:frame>
        <draw:frame draw:style-name="gr5" draw:text-style-name="P5" draw:layer="layout" svg:width="2.051cm" svg:height="0.64cm" svg:x="3.54cm" svg:y="12.43cm">
          <draw:text-box>
            <text:p text:style-name="P4"><text:span text:style-name="T2">intr_mux7</text:span></text:p>
          </draw:text-box>
        </draw:frame>
        <draw:frame draw:style-name="gr5" draw:text-style-name="P5" draw:layer="layout" svg:width="2.051cm" svg:height="0.64cm" svg:x="3.54cm" svg:y="9.89cm">
          <draw:text-box>
            <text:p text:style-name="P4"><text:span text:style-name="T2">intr_mux8</text:span></text:p>
          </draw:text-box>
        </draw:frame>
        <draw:frame draw:style-name="gr5" draw:text-style-name="P5" draw:layer="layout" svg:width="2.051cm" svg:height="0.64cm" svg:x="3.54cm" svg:y="7.35cm">
          <draw:text-box>
            <text:p text:style-name="P4"><text:span text:style-name="T2">intr_mux9</text:span></text:p>
          </draw:text-box>
        </draw:frame>
        <draw:frame draw:style-name="gr5" draw:text-style-name="P5" draw:layer="layout" svg:width="2.246cm" svg:height="0.64cm" svg:x="3.54cm" svg:y="4.81cm">
          <draw:text-box>
            <text:p text:style-name="P4"><text:span text:style-name="T2">intr_mux10</text:span></text:p>
          </draw:text-box>
        </draw:frame>
        <draw:polyline draw:style-name="gr7" draw:text-style-name="P3" draw:layer="layout" svg:width="6.349cm" svg:height="8.254cm" svg:x="3.54cm" svg:y="5.445cm" svg:viewBox="0 0 6350 8255" draw:points="0,0 2540,0 2540,8255 6350,8255">
          <text:p text:style-name="P4"/>
        </draw:polyline>
        <draw:polyline draw:style-name="gr7" draw:text-style-name="P3" draw:layer="layout" svg:width="6.349cm" svg:height="6.349cm" svg:x="3.54cm" svg:y="7.985cm" svg:viewBox="0 0 6350 6350" draw:points="0,0 1905,0 1905,6350 6350,6350">
          <text:p text:style-name="P4"/>
        </draw:polyline>
        <draw:polyline draw:style-name="gr7" draw:text-style-name="P3" draw:layer="layout" svg:width="4.444cm" svg:height="5.714cm" svg:x="3.54cm" svg:y="10.525cm" svg:viewBox="0 0 4445 5715" draw:points="0,0 1270,0 1270,5715 4445,5715">
          <text:p text:style-name="P4"/>
        </draw:polyline>
        <draw:polyline draw:style-name="gr7" draw:text-style-name="P3" draw:layer="layout" svg:width="4.444cm" svg:height="3.809cm" svg:x="3.54cm" svg:y="13.065cm" svg:viewBox="0 0 4445 3810" draw:points="0,0 635,0 635,3810 4445,3810">
          <text:p text:style-name="P4"/>
        </draw:polyline>
        <draw:polyline draw:style-name="gr7" draw:text-style-name="P3" draw:layer="layout" svg:width="3.809cm" svg:height="1.904cm" svg:x="9.255cm" svg:y="14.335cm" svg:viewBox="0 0 3810 1905" draw:points="0,1905 2540,1905 2540,0 3810,0">
          <text:p text:style-name="P4"/>
        </draw:polyline>
        <draw:polyline draw:style-name="gr7" draw:text-style-name="P3" draw:layer="layout" svg:width="5.714cm" svg:height="3.174cm" svg:x="14.335cm" svg:y="10.525cm" svg:viewBox="0 0 5715 3175" draw:points="0,3175 3175,3175 3175,0 5715,0">
          <text:p text:style-name="P4"/>
        </draw:polyline>
        <draw:polyline draw:style-name="gr7" draw:text-style-name="P3" draw:layer="layout" svg:width="2.539cm" svg:height="6.349cm" svg:x="7.985cm" svg:y="6.715cm" svg:viewBox="0 0 2540 6350" draw:points="0,0 2540,0 2540,6350">
          <text:p text:style-name="P4"/>
        </draw:polyline>
        <draw:polyline draw:style-name="gr7" draw:text-style-name="P3" draw:layer="layout" svg:width="3.809cm" svg:height="1.269cm" svg:x="16.24cm" svg:y="9.89cm" svg:viewBox="0 0 3810 1270" draw:points="0,1270 635,1270 635,0 3810,0">
          <text:p text:style-name="P4"/>
        </draw:polyline>
        <draw:frame draw:style-name="gr5" draw:text-style-name="P6" draw:layer="layout" svg:width="4.841cm" svg:height="0.569cm" svg:x="1cm" svg:y="26.4cm">
          <draw:text-box>
            <text:p text:style-name="P4"><text:span text:style-name="T3">Copyright (c) 2008, Kendall Corre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6-07T22:12:43</meta:creation-date>
    <dc:date>2008-08-05T21:36:55</dc:date>
    <meta:editing-cycles>37</meta:editing-cycles>
    <meta:editing-duration>PT6H47M9S</meta:editing-duration>
    <meta:user-defined meta:name="Info 1"/>
    <meta:user-defined meta:name="Info 2"/>
    <meta:user-defined meta:name="Info 3"/>
    <meta:user-defined meta:name="Info 4"/>
    <meta:document-statistic meta:object-count="116"/>
  </office:meta>
</office:document-meta>
</file>